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2.3083in"/>
    </style:style>
    <style:style style:name="Table10.C" style:family="table-column">
      <style:table-column-properties style:column-width="2.320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4pt" officeooo:rsid="00115283" officeooo:paragraph-rsid="00115283" style:font-size-asian="21pt" style:font-size-complex="24pt"/>
    </style:style>
    <style:style style:name="P2" style:family="paragraph" style:parent-style-name="Preformatted_20_Text">
      <style:paragraph-properties fo:text-align="start" style:justify-single-word="false"/>
      <style:text-properties fo:font-size="14pt" officeooo:rsid="00115283" officeooo:paragraph-rsid="00115283" style:font-size-asian="12.25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rsid="00115283" officeooo:paragraph-rsid="00118ec6" style:font-size-asian="12.25pt" style:font-size-complex="14pt"/>
    </style:style>
    <style:style style:name="P4" style:family="paragraph" style:parent-style-name="Preformatted_20_Text">
      <style:text-properties fo:font-size="14pt" officeooo:rsid="00118ec6" officeooo:paragraph-rsid="00118ec6" style:font-size-asian="12.25pt" style:font-size-complex="14pt"/>
    </style:style>
    <style:style style:name="P5" style:family="paragraph" style:parent-style-name="Preformatted_20_Text">
      <style:text-properties fo:font-size="14pt" officeooo:rsid="00185498" officeooo:paragraph-rsid="00185498" style:font-size-asian="12.25pt" style:font-size-complex="14pt"/>
    </style:style>
    <style:style style:name="P6" style:family="paragraph" style:parent-style-name="Preformatted_20_Text">
      <style:text-properties fo:font-size="14pt" officeooo:rsid="00196161" officeooo:paragraph-rsid="00196161" style:font-size-asian="12.25pt" style:font-size-complex="14pt"/>
    </style:style>
    <style:style style:name="P7" style:family="paragraph" style:parent-style-name="Preformatted_20_Text">
      <style:text-properties fo:font-size="14pt" officeooo:rsid="00196161" officeooo:paragraph-rsid="001b5fd6" style:font-size-asian="12.25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fo:font-size="14pt" officeooo:rsid="00185498" officeooo:paragraph-rsid="00185498" style:font-size-asian="14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officeooo:paragraph-rsid="00115283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85498"/>
    </style:style>
    <style:style style:name="P11" style:family="paragraph" style:parent-style-name="Preformatted_20_Text">
      <style:paragraph-properties fo:text-align="start" style:justify-single-word="false"/>
      <style:text-properties officeooo:rsid="00118ec6" officeooo:paragraph-rsid="00118ec6"/>
    </style:style>
    <style:style style:name="P12" style:family="paragraph" style:parent-style-name="Preformatted_20_Text">
      <style:text-properties fo:font-size="16pt" officeooo:rsid="001b5fd6" officeooo:paragraph-rsid="001b5fd6" style:font-size-asian="14pt" style:font-size-complex="16pt"/>
    </style:style>
    <style:style style:name="P13" style:family="paragraph" style:parent-style-name="Preformatted_20_Text">
      <style:paragraph-properties fo:text-align="start" style:justify-single-word="false"/>
      <style:text-properties officeooo:rsid="001f0668" officeooo:paragraph-rsid="001f0668"/>
    </style:style>
    <style:style style:name="P14" style:family="paragraph" style:parent-style-name="Standard">
      <style:text-properties fo:font-size="14pt" officeooo:rsid="0012035d" officeooo:paragraph-rsid="0012035d" style:font-size-asian="12.25pt" style:font-size-complex="14pt"/>
    </style:style>
    <style:style style:name="P15" style:family="paragraph" style:parent-style-name="Standard">
      <style:text-properties fo:font-size="14pt" officeooo:rsid="00196161" officeooo:paragraph-rsid="001b5fd6" style:font-size-asian="12.25pt" style:font-size-complex="14pt"/>
    </style:style>
    <style:style style:name="P16" style:family="paragraph" style:parent-style-name="Standard">
      <style:text-properties fo:font-size="14pt" officeooo:rsid="00118ec6" officeooo:paragraph-rsid="001b5fd6" style:font-size-asian="12.25pt" style:font-size-complex="14pt"/>
    </style:style>
    <style:style style:name="P17" style:family="paragraph" style:parent-style-name="Standard">
      <style:text-properties fo:font-size="14pt" officeooo:rsid="0012035d" officeooo:paragraph-rsid="0012035d" style:font-size-asian="14pt" style:font-size-complex="14pt"/>
    </style:style>
    <style:style style:name="P18" style:family="paragraph" style:parent-style-name="Standard">
      <style:text-properties fo:font-size="14pt" officeooo:rsid="0012035d" officeooo:paragraph-rsid="001d7dfb" style:font-size-asian="14pt" style:font-size-complex="14pt"/>
    </style:style>
    <style:style style:name="P19" style:family="paragraph" style:parent-style-name="Standard">
      <style:text-properties fo:font-size="14pt" officeooo:rsid="001d7dfb" officeooo:paragraph-rsid="001d7dfb" style:font-size-asian="14pt" style:font-size-complex="14pt"/>
    </style:style>
    <style:style style:name="P20" style:family="paragraph" style:parent-style-name="Standard">
      <style:text-properties fo:font-size="14pt" officeooo:rsid="001f0668" officeooo:paragraph-rsid="001f0668" style:font-size-asian="14pt" style:font-size-complex="14pt"/>
    </style:style>
    <style:style style:name="P21" style:family="paragraph" style:parent-style-name="Standard">
      <style:text-properties fo:font-size="14pt" officeooo:rsid="0021a262" officeooo:paragraph-rsid="0021a262" style:font-size-asian="14pt" style:font-size-complex="14pt"/>
    </style:style>
    <style:style style:name="P22" style:family="paragraph" style:parent-style-name="Standard">
      <style:text-properties officeooo:paragraph-rsid="0012035d"/>
    </style:style>
    <style:style style:name="P23" style:family="paragraph" style:parent-style-name="Standard">
      <style:text-properties officeooo:rsid="001b5fd6" officeooo:paragraph-rsid="001b5fd6"/>
    </style:style>
    <style:style style:name="P24" style:family="paragraph" style:parent-style-name="Standard">
      <style:text-properties fo:font-size="16pt" officeooo:rsid="001b5fd6" officeooo:paragraph-rsid="001b5fd6" style:font-size-asian="14pt" style:font-size-complex="16pt"/>
    </style:style>
    <style:style style:name="P25" style:family="paragraph" style:parent-style-name="Standard">
      <style:text-properties fo:font-size="16pt" officeooo:rsid="001b5fd6" officeooo:paragraph-rsid="001bed93" style:font-size-asian="14pt" style:font-size-complex="16pt"/>
    </style:style>
    <style:style style:name="P26" style:family="paragraph" style:parent-style-name="Standard">
      <style:text-properties fo:font-size="16pt" officeooo:rsid="0012035d" officeooo:paragraph-rsid="001d7dfb" style:font-size-asian="14pt" style:font-size-complex="16pt"/>
    </style:style>
    <style:style style:name="P27" style:family="paragraph" style:parent-style-name="Standard">
      <style:text-properties fo:font-size="16pt" officeooo:rsid="001bed93" officeooo:paragraph-rsid="001bed93" style:font-size-asian="14pt" style:font-size-complex="16pt"/>
    </style:style>
    <style:style style:name="P28" style:family="paragraph" style:parent-style-name="Standard">
      <style:text-properties fo:font-size="16pt" officeooo:rsid="001bed93" officeooo:paragraph-rsid="001d7dfb" style:font-size-asian="14pt" style:font-size-complex="16pt"/>
    </style:style>
    <style:style style:name="P29" style:family="paragraph" style:parent-style-name="Standard">
      <style:text-properties fo:font-size="16pt" officeooo:rsid="001d7dfb" officeooo:paragraph-rsid="001d7dfb" style:font-size-asian="14pt" style:font-size-complex="16pt"/>
    </style:style>
    <style:style style:name="P30" style:family="paragraph" style:parent-style-name="Standard">
      <style:text-properties officeooo:paragraph-rsid="001bed93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18ec6" style:font-name-asian="Noto Sans Mono CJK SC" style:font-size-asian="14pt" style:font-name-complex="Liberation Mono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2035d" style:font-name-asian="Noto Sans Mono CJK SC" style:font-size-asian="14pt" style:font-name-complex="Liberation Mono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85498" style:font-name-asian="Noto Sans Mono CJK SC" style:font-size-asian="14pt" style:font-name-complex="Liberation Mono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96161" style:font-name-asian="Noto Sans Mono CJK SC" style:font-size-asian="14pt" style:font-name-complex="Liberation Mono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b5fd6" style:font-name-asian="Noto Sans Mono CJK SC" style:font-size-asian="14pt" style:font-name-complex="Liberation Mono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bed93" style:font-name-asian="Noto Sans Mono CJK SC" style:font-size-asian="14pt" style:font-name-complex="Liberation Mono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1d7dfb" style:font-name-asian="Noto Sans Mono CJK SC" style:font-size-asian="14pt" style:font-name-complex="Liberation Mono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fo:font-size="14pt" officeooo:rsid="00118ec6" officeooo:paragraph-rsid="0021a262" style:font-name-asian="Noto Sans Mono CJK SC" style:font-size-asian="14pt" style:font-name-complex="Liberation Mono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fo:font-size="14pt" style:font-name-asian="Noto Sans Mono CJK SC" style:font-size-asian="14pt" style:font-name-complex="Liberation Mono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fo:font-size="14pt" officeooo:rsid="00196161" officeooo:paragraph-rsid="00196161" style:font-name-asian="Noto Sans Mono CJK SC" style:font-size-asian="14pt" style:font-name-complex="Liberation Mono" style:font-size-complex="14pt"/>
    </style:style>
    <style:style style:name="P42" style:family="paragraph" style:parent-style-name="Table_20_Contents">
      <style:text-properties style:font-name="Liberation Mono" fo:font-size="14pt" style:font-name-asian="Noto Sans Mono CJK SC" style:font-size-asian="12.25pt" style:font-name-complex="Liberation Mono" style:font-size-complex="14pt"/>
    </style:style>
    <style:style style:name="P43" style:family="paragraph" style:parent-style-name="Table_20_Contents">
      <style:text-properties style:font-name="Liberation Mono" fo:font-size="14pt" officeooo:rsid="00118ec6" officeooo:paragraph-rsid="00118ec6" style:font-name-asian="Noto Sans Mono CJK SC" style:font-size-asian="12.25pt" style:font-name-complex="Liberation Mono" style:font-size-complex="14pt"/>
    </style:style>
    <style:style style:name="P44" style:family="paragraph" style:parent-style-name="Table_20_Contents">
      <style:text-properties style:font-name="Liberation Mono" fo:font-size="14pt" officeooo:rsid="00118ec6" officeooo:paragraph-rsid="0012035d" style:font-name-asian="Noto Sans Mono CJK SC" style:font-size-asian="12.25pt" style:font-name-complex="Liberation Mono" style:font-size-complex="14pt"/>
    </style:style>
    <style:style style:name="P45" style:family="paragraph" style:parent-style-name="Table_20_Contents">
      <style:text-properties style:font-name="Liberation Mono" fo:font-size="14pt" officeooo:rsid="00118ec6" officeooo:paragraph-rsid="001b5fd6" style:font-name-asian="Noto Sans Mono CJK SC" style:font-size-asian="12.25pt" style:font-name-complex="Liberation Mono" style:font-size-complex="14pt"/>
    </style:style>
    <style:style style:name="P46" style:family="paragraph" style:parent-style-name="Table_20_Contents">
      <style:text-properties style:font-name="Liberation Mono" fo:font-size="14pt" officeooo:rsid="00118ec6" officeooo:paragraph-rsid="001bed93" style:font-name-asian="Noto Sans Mono CJK SC" style:font-size-asian="12.25pt" style:font-name-complex="Liberation Mono" style:font-size-complex="14pt"/>
    </style:style>
    <style:style style:name="P47" style:family="paragraph" style:parent-style-name="Table_20_Contents">
      <style:text-properties style:font-name="Liberation Mono" fo:font-size="14pt" officeooo:rsid="00118ec6" officeooo:paragraph-rsid="001d7dfb" style:font-name-asian="Noto Sans Mono CJK SC" style:font-size-asian="12.25pt" style:font-name-complex="Liberation Mono" style:font-size-complex="14pt"/>
    </style:style>
    <style:style style:name="P48" style:family="paragraph" style:parent-style-name="Table_20_Contents">
      <style:text-properties style:font-name="Liberation Mono" fo:font-size="14pt" officeooo:paragraph-rsid="00118ec6" style:font-name-asian="Noto Sans Mono CJK SC" style:font-size-asian="12.25pt" style:font-name-complex="Liberation Mono" style:font-size-complex="14pt"/>
    </style:style>
    <style:style style:name="P49" style:family="paragraph" style:parent-style-name="Table_20_Contents">
      <style:text-properties style:font-name="Liberation Mono" fo:font-size="14pt" officeooo:paragraph-rsid="0012035d" style:font-name-asian="Noto Sans Mono CJK SC" style:font-size-asian="12.25pt" style:font-name-complex="Liberation Mono" style:font-size-complex="14pt"/>
    </style:style>
    <style:style style:name="P50" style:family="paragraph" style:parent-style-name="Table_20_Contents">
      <style:text-properties style:font-name="Liberation Mono" fo:font-size="14pt" officeooo:rsid="0012035d" officeooo:paragraph-rsid="0012035d" style:font-name-asian="Noto Sans Mono CJK SC" style:font-size-asian="12.25pt" style:font-name-complex="Liberation Mono" style:font-size-complex="14pt"/>
    </style:style>
    <style:style style:name="P51" style:family="paragraph" style:parent-style-name="Table_20_Contents">
      <style:text-properties style:font-name="Liberation Mono" fo:font-size="14pt" officeooo:rsid="00185498" officeooo:paragraph-rsid="00185498" style:font-name-asian="Noto Sans Mono CJK SC" style:font-size-asian="12.25pt" style:font-name-complex="Liberation Mono" style:font-size-complex="14pt"/>
    </style:style>
    <style:style style:name="P52" style:family="paragraph" style:parent-style-name="Table_20_Contents">
      <style:text-properties style:font-name="Liberation Mono" fo:font-size="14pt" officeooo:rsid="00196161" officeooo:paragraph-rsid="00196161" style:font-name-asian="Noto Sans Mono CJK SC" style:font-size-asian="12.25pt" style:font-name-complex="Liberation Mono" style:font-size-complex="14pt"/>
    </style:style>
    <style:style style:name="P53" style:family="paragraph" style:parent-style-name="Table_20_Contents">
      <style:text-properties style:font-name="Liberation Mono" fo:font-size="14pt" officeooo:paragraph-rsid="00196161" style:font-name-asian="Noto Sans Mono CJK SC" style:font-size-asian="12.25pt" style:font-name-complex="Liberation Mono" style:font-size-complex="14pt"/>
    </style:style>
    <style:style style:name="P54" style:family="paragraph" style:parent-style-name="Table_20_Contents">
      <style:text-properties style:font-name="Liberation Mono" fo:font-size="14pt" officeooo:paragraph-rsid="001b5fd6" style:font-name-asian="Noto Sans Mono CJK SC" style:font-size-asian="12.25pt" style:font-name-complex="Liberation Mono" style:font-size-complex="14pt"/>
    </style:style>
    <style:style style:name="P55" style:family="paragraph" style:parent-style-name="Table_20_Contents">
      <style:text-properties style:font-name="Liberation Mono" fo:font-size="14pt" officeooo:rsid="001b5fd6" officeooo:paragraph-rsid="001b5fd6" style:font-name-asian="Noto Sans Mono CJK SC" style:font-size-asian="12.25pt" style:font-name-complex="Liberation Mono" style:font-size-complex="14pt"/>
    </style:style>
    <style:style style:name="P56" style:family="paragraph" style:parent-style-name="Table_20_Contents">
      <style:text-properties style:font-name="Liberation Mono" fo:font-size="14pt" officeooo:rsid="001b5fd6" officeooo:paragraph-rsid="001bed93" style:font-name-asian="Noto Sans Mono CJK SC" style:font-size-asian="12.25pt" style:font-name-complex="Liberation Mono" style:font-size-complex="14pt"/>
    </style:style>
    <style:style style:name="P57" style:family="paragraph" style:parent-style-name="Table_20_Contents">
      <style:text-properties style:font-name="Liberation Mono" fo:font-size="14pt" officeooo:paragraph-rsid="001bed93" style:font-name-asian="Noto Sans Mono CJK SC" style:font-size-asian="12.25pt" style:font-name-complex="Liberation Mono" style:font-size-complex="14pt"/>
    </style:style>
    <style:style style:name="P58" style:family="paragraph" style:parent-style-name="Table_20_Contents">
      <style:text-properties style:font-name="Liberation Mono" fo:font-size="14pt" officeooo:paragraph-rsid="001d7dfb" style:font-name-asian="Noto Sans Mono CJK SC" style:font-size-asian="12.25pt" style:font-name-complex="Liberation Mono" style:font-size-complex="14pt"/>
    </style:style>
    <style:style style:name="P59" style:family="paragraph" style:parent-style-name="Table_20_Contents">
      <style:text-properties style:font-name="Liberation Mono" fo:font-size="16pt" style:font-name-asian="Noto Sans Mono CJK SC" style:font-size-asian="16pt" style:font-name-complex="Liberation Mono" style:font-size-complex="16pt"/>
    </style:style>
    <style:style style:name="P60" style:family="paragraph" style:parent-style-name="Table_20_Contents">
      <style:text-properties style:font-name="Liberation Mono" fo:font-size="16pt" officeooo:rsid="00185498" officeooo:paragraph-rsid="00185498" style:font-name-asian="Noto Sans Mono CJK SC" style:font-size-asian="16pt" style:font-name-complex="Liberation Mono" style:font-size-complex="16pt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fo:font-size="16pt" officeooo:rsid="00118ec6" officeooo:paragraph-rsid="001b5fd6" style:font-name-asian="Noto Sans Mono CJK SC" style:font-size-asian="16pt" style:font-name-complex="Liberation Mono" style:font-size-complex="16pt"/>
    </style:style>
    <style:style style:name="P62" style:family="paragraph" style:parent-style-name="Table_20_Contents">
      <style:text-properties style:font-name="Liberation Mono" fo:font-size="16pt" style:font-name-asian="Noto Sans Mono CJK SC" style:font-size-asian="14pt" style:font-name-complex="Liberation Mono" style:font-size-complex="16pt"/>
    </style:style>
    <style:style style:name="P63" style:family="paragraph" style:parent-style-name="Table_20_Contents">
      <style:text-properties style:font-name="Liberation Mono" fo:font-size="16pt" officeooo:rsid="00196161" officeooo:paragraph-rsid="00196161" style:font-name-asian="Noto Sans Mono CJK SC" style:font-size-asian="14pt" style:font-name-complex="Liberation Mono" style:font-size-complex="16pt"/>
    </style:style>
    <style:style style:name="P64" style:family="paragraph" style:parent-style-name="Table_20_Contents">
      <style:text-properties style:font-name="Liberation Mono" fo:font-size="16pt" officeooo:rsid="001d7dfb" officeooo:paragraph-rsid="001d7dfb" style:font-name-asian="Noto Sans Mono CJK SC" style:font-size-asian="14pt" style:font-name-complex="Liberation Mono" style:font-size-complex="16pt"/>
    </style:style>
    <style:style style:name="P65" style:family="paragraph" style:parent-style-name="Table_20_Contents">
      <style:text-properties fo:font-size="14pt" style:font-size-asian="14pt" style:font-size-complex="14pt"/>
    </style:style>
    <style:style style:name="P66" style:family="paragraph" style:parent-style-name="Table_20_Contents">
      <style:text-properties fo:font-size="14pt" officeooo:rsid="0012035d" officeooo:paragraph-rsid="0012035d" style:font-size-asian="14pt" style:font-size-complex="14pt"/>
    </style:style>
    <style:style style:name="P67" style:family="paragraph" style:parent-style-name="Table_20_Contents">
      <style:text-properties fo:font-size="14pt" officeooo:rsid="001f0668" officeooo:paragraph-rsid="001f0668" style:font-size-asian="14pt" style:font-size-complex="14pt"/>
    </style:style>
    <style:style style:name="P68" style:family="paragraph" style:parent-style-name="Table_20_Contents">
      <style:text-properties fo:font-size="16pt" style:font-size-asian="16pt" style:font-size-complex="16pt"/>
    </style:style>
    <style:style style:name="P69" style:family="paragraph" style:parent-style-name="Table_20_Contents">
      <style:text-properties fo:font-size="16pt" officeooo:rsid="001b5fd6" officeooo:paragraph-rsid="001b5fd6" style:font-size-asian="16pt" style:font-size-complex="16pt"/>
    </style:style>
    <style:style style:name="P70" style:family="paragraph" style:parent-style-name="Table_20_Contents">
      <style:text-properties fo:font-size="16pt" officeooo:rsid="001bed93" officeooo:paragraph-rsid="001bed93" style:font-size-asian="16pt" style:font-size-complex="16pt"/>
    </style:style>
    <style:style style:name="P71" style:family="paragraph" style:parent-style-name="Table_20_Contents">
      <style:text-properties fo:font-size="16pt" officeooo:rsid="001d7dfb" officeooo:paragraph-rsid="001d7dfb" style:font-size-asian="16pt" style:font-size-complex="16pt"/>
    </style:style>
    <style:style style:name="P72" style:family="paragraph" style:parent-style-name="Table_20_Contents">
      <style:text-properties fo:font-size="16pt" officeooo:rsid="0021a262" officeooo:paragraph-rsid="0021a262" style:font-size-asian="16pt" style:font-size-complex="16pt"/>
    </style:style>
    <style:style style:name="P73" style:family="paragraph" style:parent-style-name="Standard">
      <style:text-properties fo:font-size="14pt" officeooo:rsid="0012035d" officeooo:paragraph-rsid="0012035d" style:font-size-asian="14pt" style:font-size-complex="14pt"/>
    </style:style>
    <style:style style:name="P74" style:family="paragraph" style:parent-style-name="Standard">
      <style:text-properties fo:font-size="14pt" officeooo:rsid="001f0668" officeooo:paragraph-rsid="001f0668" style:font-size-asian="14pt" style:font-size-complex="14pt"/>
    </style:style>
    <style:style style:name="P75" style:family="paragraph" style:parent-style-name="Standard">
      <style:text-properties fo:font-size="14pt" officeooo:rsid="0021eef0" officeooo:paragraph-rsid="0021eef0" style:font-size-asian="14pt" style:font-size-complex="14pt"/>
    </style:style>
    <style:style style:name="P76" style:family="paragraph" style:parent-style-name="Table_20_Contents">
      <style:text-properties fo:font-size="14pt" officeooo:rsid="0021eef0" officeooo:paragraph-rsid="0021eef0" style:font-size-asian="14pt" style:font-size-complex="14pt"/>
    </style:style>
    <style:style style:name="T1" style:family="text">
      <style:text-properties fo:font-size="14pt" officeooo:rsid="00115283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5283" style:font-size-asian="14pt" style:font-size-complex="14pt"/>
    </style:style>
    <style:style style:name="T4" style:family="text">
      <style:text-properties fo:font-size="14pt" officeooo:rsid="00185498" style:font-size-asian="14pt" style:font-size-complex="14pt"/>
    </style:style>
    <style:style style:name="T5" style:family="text">
      <style:text-properties style:font-size-asian="14pt"/>
    </style:style>
    <style:style style:name="T6" style:family="text">
      <style:text-properties officeooo:rsid="00118ec6" style:font-size-asian="14pt"/>
    </style:style>
    <style:style style:name="T7" style:family="text">
      <style:text-properties officeooo:rsid="001bed93" style:font-size-asian="14pt"/>
    </style:style>
    <style:style style:name="T8" style:family="text">
      <style:text-properties officeooo:rsid="00185498"/>
    </style:style>
    <style:style style:name="T9" style:family="text">
      <style:text-properties officeooo:rsid="00196161"/>
    </style:style>
    <style:style style:name="T10" style:family="text">
      <style:text-properties style:font-name="Liberation Mono" fo:font-size="14pt" style:font-name-asian="Noto Sans Mono CJK SC" style:font-size-asian="14pt" style:font-name-complex="Liberation Mono" style:font-size-complex="14pt"/>
    </style:style>
    <style:style style:name="T11" style:family="text">
      <style:text-properties style:font-name="Liberation Mono" fo:font-size="14pt" officeooo:rsid="00118ec6" style:font-name-asian="Noto Sans Mono CJK SC" style:font-size-asian="14pt" style:font-name-complex="Liberation Mono" style:font-size-complex="14pt"/>
    </style:style>
    <style:style style:name="T12" style:family="text">
      <style:text-properties style:font-name="Liberation Mono" fo:font-size="14pt" officeooo:rsid="001b5fd6" style:font-name-asian="Noto Sans Mono CJK SC" style:font-size-asian="14pt" style:font-name-complex="Liberation Mono" style:font-size-complex="14pt"/>
    </style:style>
    <style:style style:name="T13" style:family="text">
      <style:text-properties officeooo:rsid="001b5fd6"/>
    </style:style>
    <style:style style:name="T14" style:family="text">
      <style:text-properties officeooo:rsid="001bed93"/>
    </style:style>
    <style:style style:name="T15" style:family="text">
      <style:text-properties officeooo:rsid="001d7dfb"/>
    </style:style>
    <style:style style:name="T16" style:family="text">
      <style:text-properties officeooo:rsid="001f0668"/>
    </style:style>
    <style:style style:name="T17" style:family="text">
      <style:text-properties officeooo:rsid="0021a2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4-6, Iteratia1</text:p>
      <text:p text:style-name="P1"/>
      <text:p text:style-name="P2"><text:tab/>Iteratia 1 presupune implementarea validatorului, initializarea datelor de tip pt pachetele de calatorie si implementarea unor subpuncte din ceritnele 3 si 4.</text:p>
      <text:p text:style-name="P2"><text:tab/><text:span text:style-name="T8">Iteratia 2 presupune implementarea functiilor ramase cu exceptia functiei undo </text:span><text:span text:style-name="T9">si 2.2</text:span></text:p>
      <text:p text:style-name="P2"><text:tab/><text:span text:style-name="T8">Iteratia 3 presupune implemenatrea functiei de undo </text:span><text:span text:style-name="T9">si 2.2</text:span></text:p>
      <text:p text:style-name="P2"><text:tab/></text:p>
      <text:p text:style-name="P2"/>
      <text:p text:style-name="P2"><text:tab/>Lista de functionalitati implementate:</text:p>
      <text:p text:style-name="P9"><text:span text:style-name="T1">1.1 </text:span><text:span text:style-name="T2">Adaugă pachet de călătorie</text:span></text:p>
      <text:p text:style-name="P8">1.2 Modifica pachet de calatorie</text:p>
      <text:p text:style-name="P10"><text:span text:style-name="T4">2.1 </text:span><text:span text:style-name="T2">Ștergerea tuturor pachetelor de călătorie disponibile pentru o destinație dată</text:span></text:p>
      <text:p text:style-name="P10"><text:span text:style-name="T4">2.2 </text:span><text:span text:style-name="T2">Ștergerea tuturor pachetelor de călătorie care au o durată mai scurtă decât un număr de zile dat</text:span></text:p>
      <text:p text:style-name="P10"><text:span text:style-name="T4">2.3 </text:span><text:span text:style-name="T2">Ștergerea tuturor pachetelor de călătorie care au prețul mai mare decât o sumă dată</text:span></text:p>
      <text:p text:style-name="P10"><text:span text:style-name="T4">3.1 </text:span><text:span text:style-name="T2">Tipărirea pachetelor de călătorie care presupun un sejur într-un interval dat (e.g. 10/08/2018 - 24/08/2018 - un pachet valid este cel a cărui dată de început este aceeași sau după de data de început citită și data de sfârșit este înainte sau aceeași cu data de sfârșit introdusă de la tastatură)</text:span></text:p>
      <text:p text:style-name="P10"><text:span text:style-name="T3">3.2 </text:span><text:span text:style-name="T2">Tipărirea pachetelor de călătorie cu o destinație dată și cu preț mai mic decât o sumă dată.</text:span></text:p>
      <text:p text:style-name="P10"><text:span text:style-name="T4">3.3 </text:span><text:span text:style-name="T2">Tipărirea pachetelor de călătorie cu o anumită dată de sfârșit</text:span></text:p>
      <text:p text:style-name="P9"><text:span text:style-name="T3">4.1 </text:span><text:span text:style-name="T2">Tipărirea numărului de oferte pentru o destinație dată.</text:span></text:p>
      <text:p text:style-name="P10"><text:span text:style-name="T4">4.2 </text:span><text:span text:style-name="T2">Tipărirea tuturor pachetelor disponibile într-o anumită perioadă citită de la tastatură în ordinea crescătoare a prețului.</text:span></text:p>
      <text:p text:style-name="P9"><text:span text:style-name="T3">4.3 </text:span><text:span text:style-name="T2">Tipărirea mediei de preț pentru o destinație dată </text:span></text:p>
      <text:p text:style-name="P11"><text:span text:style-name="T3">S</text:span><text:span text:style-name="T2">cenariu de Rulare 1.1</text:span></text:p>
      <text:p text:style-name="P10"><text:span text:style-name="T4">5.1 </text:span><text:span text:style-name="T2">Eliminarea ofertelor care au un preț mai mare decât cel dat și o destinație diferită de cea citită de la tastatură</text:span></text:p>
      <text:p text:style-name="P10"><text:span text:style-name="T4">5.2 </text:span><text:span text:style-name="T2">Eliminarea ofertelor în care sejurul presupune zile dintr-o anumită lună (citită de la tastatură sub forma unui număr natural între 1 și 12)</text:span></text:p>
      <text:p text:style-name="P13"><text:soft-page-break/><text:span text:style-name="T4">S</text:span><text:span text:style-name="T2">cenarii de rulare 1.1</text:span></text:p>
      <text:p text:style-name="P8"/>
      <table:table table:name="Table1" table:style-name="Table1">
        <table:table-column table:style-name="Table1.A" table:number-columns-repeated="3"/>
        <table:table-row table:style-name="TableLine94636310324960">
          <table:table-cell table:style-name="Table1.A1" office:value-type="string">
            <text:p text:style-name="P32">Utilizator</text:p>
          </table:table-cell>
          <table:table-cell table:style-name="Table1.A1" office:value-type="string">
            <text:p text:style-name="P32">Program</text:p>
          </table:table-cell>
          <table:table-cell table:style-name="Table1.C1" office:value-type="string">
            <text:p text:style-name="P32">Descriere</text:p>
          </table:table-cell>
        </table:table-row>
        <table:table-row table:style-name="TableLine94636310386624">
          <table:table-cell table:style-name="Table1.A2" office:value-type="string">
            <text:p text:style-name="P32">10,11,2022,11,11,2022,Dej,500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32">Introducerea pachetului</text:p>
          </table:table-cell>
        </table:table-row>
        <table:table-row table:style-name="TableLine94636310388112"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32">Pachet adaugat cu succes</text:p>
          </table:table-cell>
          <table:table-cell table:style-name="Table1.C2" office:value-type="string">
            <text:p text:style-name="P32">Tiparirea mesajului de succes</text:p>
          </table:table-cell>
        </table:table-row>
        <table:table-row table:style-name="TableLine94636310388912">
          <table:table-cell table:style-name="Table1.A2" office:value-type="string">
            <text:p text:style-name="P32">5,2,2021,10,2,2021,Dej,500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32">Introducerea pachetului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9463631038976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Data de inceput invalida</text:p>
          </table:table-cell>
          <table:table-cell table:style-name="Table2.C1" office:value-type="string">
            <text:p text:style-name="P32">Tiparirea mesajului de eroare</text:p>
          </table:table-cell>
        </table:table-row>
      </table:table>
      <text:p text:style-name="P3"/>
      <text:p text:style-name="P5">Scenarii de rulare 1.2</text:p>
      <table:table table:name="Table10" table:style-name="Table10">
        <table:table-column table:style-name="Table10.A" table:number-columns-repeated="2"/>
        <table:table-column table:style-name="Table10.C"/>
        <table:table-row table:style-name="TableLine94636310394272">
          <table:table-cell table:style-name="Table10.A1" office:value-type="string">
            <text:p text:style-name="P60">Utilizator</text:p>
          </table:table-cell>
          <table:table-cell table:style-name="Table10.A1" office:value-type="string">
            <text:p text:style-name="P60">Program</text:p>
          </table:table-cell>
          <table:table-cell table:style-name="Table10.C1" office:value-type="string">
            <text:p text:style-name="P60">Descriere</text:p>
          </table:table-cell>
        </table:table-row>
        <table:table-row table:style-name="TableLine94636310407744">
          <table:table-cell table:style-name="Table10.A2" office:value-type="string">
            <text:p text:style-name="P32">10,11,2022,11,11,2022,Dej,500</text:p>
          </table:table-cell>
          <table:table-cell table:style-name="Table10.A2" office:value-type="string">
            <text:p text:style-name="P59"/>
          </table:table-cell>
          <table:table-cell table:style-name="Table10.C2" office:value-type="string">
            <text:p text:style-name="P34">Introducerea <text:span text:style-name="T8">pachetului</text:span></text:p>
          </table:table-cell>
        </table:table-row>
        <table:table-row table:style-name="TableLine94636310409200">
          <table:table-cell table:style-name="Table10.A2" office:value-type="string">
            <text:p text:style-name="P59"/>
          </table:table-cell>
          <table:table-cell table:style-name="Table10.A2" office:value-type="string">
            <text:p text:style-name="P34">Pachet adaugat cu succes</text:p>
          </table:table-cell>
          <table:table-cell table:style-name="Table10.C2" office:value-type="string">
            <text:p text:style-name="P34">Tiparirea mesajului de succes</text:p>
          </table:table-cell>
        </table:table-row>
        <table:table-row table:style-name="TableLine94636310410000">
          <table:table-cell table:style-name="Table10.A2" office:value-type="string">
            <text:p text:style-name="P35"><text:span text:style-name="T8">L,0,</text:span>10,11,2022,1<text:span text:style-name="T9">2</text:span>,11,2022,Dej,500</text:p>
          </table:table-cell>
          <table:table-cell table:style-name="Table10.A2" office:value-type="string">
            <text:p text:style-name="P59"/>
          </table:table-cell>
          <table:table-cell table:style-name="Table10.C2" office:value-type="string">
            <text:p text:style-name="P60">Introducerea noului pachet</text:p>
          </table:table-cell>
        </table:table-row>
      </table:table>
      <table:table table:name="Table11" table:style-name="Table11">
        <table:table-column table:style-name="Table11.A" table:number-columns-repeated="3"/>
        <table:table-row table:style-name="TableLine94636310410896">
          <table:table-cell table:style-name="Table11.A1" office:value-type="string">
            <text:p text:style-name="P62"/>
          </table:table-cell>
          <table:table-cell table:style-name="Table11.A1" office:value-type="string">
            <text:p text:style-name="P51">Pachet modificat cu succes</text:p>
          </table:table-cell>
          <table:table-cell table:style-name="Table11.C1" office:value-type="string">
            <text:p text:style-name="P51">Tiparirea mesajului de succes</text:p>
          </table:table-cell>
        </table:table-row>
      </table:table>
      <text:p text:style-name="P6"/>
      <text:p text:style-name="P6">Scenarii de rulare 2.1</text:p>
      <text:p text:style-name="P6"/>
      <table:table table:name="Table12" table:style-name="Table12">
        <table:table-column table:style-name="Table12.A" table:number-columns-repeated="3"/>
        <table:table-row table:style-name="TableLine94636310415680">
          <table:table-cell table:style-name="Table12.A1" office:value-type="string">
            <text:p text:style-name="P63">Utilizator</text:p>
          </table:table-cell>
          <table:table-cell table:style-name="Table12.A1" office:value-type="string">
            <text:p text:style-name="P52">Program</text:p>
          </table:table-cell>
          <table:table-cell table:style-name="Table12.C1" office:value-type="string">
            <text:p text:style-name="P52">Descriere</text:p>
          </table:table-cell>
        </table:table-row>
        <table:table-row table:style-name="TableLine94636310428176">
          <table:table-cell table:style-name="Table12.A2" office:value-type="string">
            <text:p text:style-name="P35">10,11,2022,11,11,2022,Dej,500; 10,11,2022,1<text:span text:style-name="T9">2</text:span>,11,2022,<text:span text:style-name="T9">Galati</text:span>,500</text:p>
          </table:table-cell>
          <table:table-cell table:style-name="Table12.A2" office:value-type="string">
            <text:p text:style-name="P42"/>
          </table:table-cell>
          <table:table-cell table:style-name="Table12.C2" office:value-type="string">
            <text:p text:style-name="P52">Pachete deja introduse</text:p>
          </table:table-cell>
        </table:table-row>
        <table:table-row table:style-name="TableLine94636310429632">
          <table:table-cell table:style-name="Table12.A2" office:value-type="string">
            <text:p text:style-name="P52">sterge_cu_destinatie(“Galati”,l)</text:p>
          </table:table-cell>
          <table:table-cell table:style-name="Table12.A2" office:value-type="string">
            <text:p text:style-name="P42"/>
          </table:table-cell>
          <table:table-cell table:style-name="Table12.C2" office:value-type="string">
            <text:p text:style-name="P52">Apelarea functiei de stergere</text:p>
          </table:table-cell>
        </table:table-row>
        <table:table-row table:style-name="TableLine94636310430432">
          <table:table-cell table:style-name="Table12.A2" office:value-type="string">
            <text:p text:style-name="P35">10,11,2022,11,11,2022,Dej,500</text:p>
          </table:table-cell>
          <table:table-cell table:style-name="Table12.A2" office:value-type="string">
            <text:p text:style-name="P42"/>
          </table:table-cell>
          <table:table-cell table:style-name="Table12.C2" office:value-type="string">
            <text:p text:style-name="P52">Pachetele ramase</text:p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>Scenarii de rulare 2.3</text:p>
      <text:p text:style-name="P6"/>
      <text:p text:style-name="P6"/>
      <table:table table:name="Table13" table:style-name="Table13">
        <table:table-column table:style-name="Table13.A" table:number-columns-repeated="3"/>
        <table:table-row table:style-name="TableLine94636310433744">
          <table:table-cell table:style-name="Table13.A1" office:value-type="string">
            <text:p text:style-name="P63">Utilizator</text:p>
          </table:table-cell>
          <table:table-cell table:style-name="Table13.A1" office:value-type="string">
            <text:p text:style-name="P52">Program</text:p>
          </table:table-cell>
          <table:table-cell table:style-name="Table13.C1" office:value-type="string">
            <text:p text:style-name="P52">Descriere</text:p>
          </table:table-cell>
        </table:table-row>
        <table:table-row table:style-name="TableLine94636310445696">
          <table:table-cell table:style-name="Table13.A2" office:value-type="string">
            <text:p text:style-name="P35">10,11,2022,11,11,2022,Dej,500; 10,11,2022,1<text:span text:style-name="T9">2</text:span>,11,2022,<text:span text:style-name="T9">Galati</text:span>,500</text:p>
          </table:table-cell>
          <table:table-cell table:style-name="Table13.A2" office:value-type="string">
            <text:p text:style-name="P53"/>
          </table:table-cell>
          <table:table-cell table:style-name="Table13.C2" office:value-type="string">
            <text:p text:style-name="P52">Pachete deja introduse</text:p>
          </table:table-cell>
        </table:table-row>
        <table:table-row table:style-name="TableLine94636310447152">
          <table:table-cell table:style-name="Table13.A2" office:value-type="string">
            <text:p text:style-name="P52">sterge_cu_pret(400,l)</text:p>
          </table:table-cell>
          <table:table-cell table:style-name="Table13.A2" office:value-type="string">
            <text:p text:style-name="P53"/>
          </table:table-cell>
          <table:table-cell table:style-name="Table13.C2" office:value-type="string">
            <text:p text:style-name="P52">Apelarea functiei de stergere</text:p>
          </table:table-cell>
        </table:table-row>
        <table:table-row table:style-name="TableLine94636310447952">
          <table:table-cell table:style-name="Table13.A2" office:value-type="string">
            <text:p text:style-name="P41">[]</text:p>
          </table:table-cell>
          <table:table-cell table:style-name="Table13.A2" office:value-type="string">
            <text:p text:style-name="P53"/>
          </table:table-cell>
          <table:table-cell table:style-name="Table13.C2" office:value-type="string">
            <text:p text:style-name="P52">Pachetele ramase</text:p>
          </table:table-cell>
        </table:table-row>
      </table:table>
      <text:p text:style-name="P6"/>
      <text:p text:style-name="P6">Scenarii de rulare 3.1</text:p>
      <text:p text:style-name="P7"/>
      <table:table table:name="Table14" table:style-name="Table14">
        <table:table-column table:style-name="Table14.A" table:number-columns-repeated="3"/>
        <table:table-row table:style-name="TableLine94636310449856">
          <table:table-cell table:style-name="Table14.A1" office:value-type="string">
            <text:p text:style-name="P45">Utilizator</text:p>
          </table:table-cell>
          <table:table-cell table:style-name="Table14.A1" office:value-type="string">
            <text:p text:style-name="P45">Program</text:p>
          </table:table-cell>
          <table:table-cell table:style-name="Table14.C1" office:value-type="string">
            <text:p text:style-name="P45">Descriere</text:p>
          </table:table-cell>
        </table:table-row>
        <table:table-row table:style-name="TableLine94636310471632">
          <table:table-cell table:style-name="Table14.A2" office:value-type="string">
            <text:p text:style-name="P36">10,11,2022,11,11,2022,Dej,500</text:p>
          </table:table-cell>
          <table:table-cell table:style-name="Table14.A2" office:value-type="string">
            <text:p text:style-name="P54"/>
          </table:table-cell>
          <table:table-cell table:style-name="Table14.C2" office:value-type="string">
            <text:p text:style-name="P36">Introducerea pachetului</text:p>
          </table:table-cell>
        </table:table-row>
        <table:table-row table:style-name="TableLine94636310473088">
          <table:table-cell table:style-name="Table14.A2" office:value-type="string">
            <text:p text:style-name="P54"/>
          </table:table-cell>
          <table:table-cell table:style-name="Table14.A2" office:value-type="string">
            <text:p text:style-name="P36">Pachet adaugat cu succes</text:p>
          </table:table-cell>
          <table:table-cell table:style-name="Table14.C2" office:value-type="string">
            <text:p text:style-name="P36">Tiparirea mesajului de succes</text:p>
          </table:table-cell>
        </table:table-row>
        <table:table-row table:style-name="TableLine94636310473888">
          <table:table-cell table:style-name="Table14.A2" office:value-type="string">
            <text:p text:style-name="P36">10,1<text:span text:style-name="T13">2</text:span>,2022,11,1<text:span text:style-name="T13">2</text:span>,2022,Dej,600</text:p>
          </table:table-cell>
          <table:table-cell table:style-name="Table14.A2" office:value-type="string">
            <text:p text:style-name="P54"/>
          </table:table-cell>
          <table:table-cell table:style-name="Table14.C2" office:value-type="string">
            <text:p text:style-name="P36">Introducerea pachetului</text:p>
          </table:table-cell>
        </table:table-row>
        <table:table-row table:style-name="TableLine94636310474736">
          <table:table-cell table:style-name="Table14.A2" office:value-type="string">
            <text:p text:style-name="P54"/>
          </table:table-cell>
          <table:table-cell table:style-name="Table14.A2" office:value-type="string">
            <text:p text:style-name="P36">Pachet adaugat cu succes</text:p>
          </table:table-cell>
          <table:table-cell table:style-name="Table14.C2" office:value-type="string">
            <text:p text:style-name="P36">Tiparirea mesajului de succes</text:p>
          </table:table-cell>
        </table:table-row>
        <table:table-row table:style-name="TableLine94636310475536">
          <table:table-cell table:style-name="Table14.A2" office:value-type="string">
            <text:p text:style-name="P55">ui_interval_sejur(<text:span text:style-name="T6">10,1</text:span><text:span text:style-name="T5">2</text:span><text:span text:style-name="T6">,2022,11,1</text:span><text:span text:style-name="T5">2</text:span><text:span text:style-name="T6">,2022</text:span>)</text:p>
          </table:table-cell>
          <table:table-cell table:style-name="Table14.A2" office:value-type="string">
            <text:p text:style-name="P54"/>
          </table:table-cell>
          <table:table-cell table:style-name="Table14.C2" office:value-type="string">
            <text:p text:style-name="P45">Apelarea functiei</text:p>
          </table:table-cell>
        </table:table-row>
      </table:table>
      <table:table table:name="Table15" table:style-name="Table15">
        <table:table-column table:style-name="Table15.A" table:number-columns-repeated="3"/>
        <table:table-row table:style-name="TableLine94636310476288">
          <table:table-cell table:style-name="Table15.A1" office:value-type="string">
            <text:p text:style-name="P68"/>
          </table:table-cell>
          <table:table-cell table:style-name="Table15.A1" office:value-type="string">
            <text:p text:style-name="P61">10,1<text:span text:style-name="T13">2</text:span>,2022,11,1<text:span text:style-name="T13">2</text:span>,2022,Dej,600</text:p>
          </table:table-cell>
          <table:table-cell table:style-name="Table15.C1" office:value-type="string">
            <text:p text:style-name="P69">Tiparirea pachetelor cu proprietatea ceruta</text:p>
          </table:table-cell>
        </table:table-row>
      </table:table>
      <text:p text:style-name="P15"/>
      <text:p text:style-name="P4">Scenarii de Rulare 3.2</text:p>
      <table:table table:name="Table3" table:style-name="Table3">
        <table:table-column table:style-name="Table3.A" table:number-columns-repeated="3"/>
        <table:table-row table:style-name="TableLine94636310480544">
          <table:table-cell table:style-name="Table3.A1" office:value-type="string">
            <text:p text:style-name="P43">Utilizator</text:p>
          </table:table-cell>
          <table:table-cell table:style-name="Table3.A1" office:value-type="string">
            <text:p text:style-name="P43">Program</text:p>
          </table:table-cell>
          <table:table-cell table:style-name="Table3.C1" office:value-type="string">
            <text:p text:style-name="P43">Descriere</text:p>
          </table:table-cell>
        </table:table-row>
        <table:table-row table:style-name="TableLine94636310494672">
          <table:table-cell table:style-name="Table3.A2" office:value-type="string">
            <text:p text:style-name="P32">10,11,2022,11,11,2022,Dej,500</text:p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32">Introducerea pachetului</text:p>
          </table:table-cell>
        </table:table-row>
        <table:table-row table:style-name="TableLine94636310496128"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32">Pachet adaugat cu succes</text:p>
          </table:table-cell>
          <table:table-cell table:style-name="Table3.C2" office:value-type="string">
            <text:p text:style-name="P32">Tiparirea mesajului de succes</text:p>
          </table:table-cell>
        </table:table-row>
        <table:table-row table:style-name="TableLine94636310496928">
          <table:table-cell table:style-name="Table3.A2" office:value-type="string">
            <text:p text:style-name="P32">10,11,2022,11,11,20<text:soft-page-break/>22,Dej,600</text:p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32">Introducerea <text:soft-page-break/>pachetului</text:p>
          </table:table-cell>
        </table:table-row>
        <table:table-row table:style-name="TableLine94636310497856">
          <table:table-cell table:style-name="Table3.A2" office:value-type="string">
            <text:p text:style-name="P42"/>
          </table:table-cell>
          <table:table-cell table:style-name="Table3.A2" office:value-type="string">
            <text:p text:style-name="P32">Pachet adaugat cu succes</text:p>
          </table:table-cell>
          <table:table-cell table:style-name="Table3.C2" office:value-type="string">
            <text:p text:style-name="P32">Tiparirea mesajului de succes</text:p>
          </table:table-cell>
        </table:table-row>
        <table:table-row table:style-name="TableLine94636310498896">
          <table:table-cell table:style-name="Table3.A2" office:value-type="string">
            <text:p text:style-name="P43">print_pachet_cu_destinatie</text:p>
          </table:table-cell>
          <table:table-cell table:style-name="Table3.A2" office:value-type="string">
            <text:p text:style-name="P42"/>
          </table:table-cell>
          <table:table-cell table:style-name="Table3.C2" office:value-type="string">
            <text:p text:style-name="P43">Apelarea functiei</text:p>
          </table:table-cell>
        </table:table-row>
      </table:table>
      <table:table table:name="Table4" table:style-name="Table4">
        <table:table-column table:style-name="Table4.A" table:number-columns-repeated="3"/>
        <table:table-row table:style-name="TableLine94636310499728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3">{<text:span text:style-name="T5">10,11,2022,11,11,2022,Dej,500</text:span>} , {<text:span text:style-name="T5">10,11,2022,11,11,2022,Dej,600</text:span>}</text:p>
          </table:table-cell>
          <table:table-cell table:style-name="Table4.C1" office:value-type="string">
            <text:p text:style-name="P43">Afisarea pachetelor</text:p>
          </table:table-cell>
        </table:table-row>
      </table:table>
      <text:p text:style-name="P4"/>
      <text:p text:style-name="P12">Scenarii de rulare 3.3</text:p>
      <text:p text:style-name="P12"/>
      <table:table table:name="Table16" table:style-name="Table16">
        <table:table-column table:style-name="Table16.A" table:number-columns-repeated="3"/>
        <table:table-row table:style-name="TableLine94636310504800">
          <table:table-cell table:style-name="Table16.A1" office:value-type="string">
            <text:p text:style-name="P45">Utilizator</text:p>
          </table:table-cell>
          <table:table-cell table:style-name="Table16.A1" office:value-type="string">
            <text:p text:style-name="P45">Program</text:p>
          </table:table-cell>
          <table:table-cell table:style-name="Table16.C1" office:value-type="string">
            <text:p text:style-name="P45">Descriere</text:p>
          </table:table-cell>
        </table:table-row>
        <table:table-row table:style-name="TableLine94636310522832">
          <table:table-cell table:style-name="Table16.A2" office:value-type="string">
            <text:p text:style-name="P36">10,11,2022,11,11,2022,Dej,500</text:p>
          </table:table-cell>
          <table:table-cell table:style-name="Table16.A2" office:value-type="string">
            <text:p text:style-name="P54"/>
          </table:table-cell>
          <table:table-cell table:style-name="Table16.C2" office:value-type="string">
            <text:p text:style-name="P36">Introducerea pachetului</text:p>
          </table:table-cell>
        </table:table-row>
        <table:table-row table:style-name="TableLine94636310524288">
          <table:table-cell table:style-name="Table16.A2" office:value-type="string">
            <text:p text:style-name="P54"/>
          </table:table-cell>
          <table:table-cell table:style-name="Table16.A2" office:value-type="string">
            <text:p text:style-name="P36">Pachet adaugat cu succes</text:p>
          </table:table-cell>
          <table:table-cell table:style-name="Table16.C2" office:value-type="string">
            <text:p text:style-name="P36">Tiparirea mesajului de succes</text:p>
          </table:table-cell>
        </table:table-row>
        <table:table-row table:style-name="TableLine94636310525088">
          <table:table-cell table:style-name="Table16.A2" office:value-type="string">
            <text:p text:style-name="P36">10,1<text:span text:style-name="T13">2</text:span>,2022,11,1<text:span text:style-name="T13">2</text:span>,2022,Dej,600</text:p>
          </table:table-cell>
          <table:table-cell table:style-name="Table16.A2" office:value-type="string">
            <text:p text:style-name="P54"/>
          </table:table-cell>
          <table:table-cell table:style-name="Table16.C2" office:value-type="string">
            <text:p text:style-name="P36">Introducerea pachetului</text:p>
          </table:table-cell>
        </table:table-row>
        <table:table-row table:style-name="TableLine94636310525936">
          <table:table-cell table:style-name="Table16.A2" office:value-type="string">
            <text:p text:style-name="P54"/>
          </table:table-cell>
          <table:table-cell table:style-name="Table16.A2" office:value-type="string">
            <text:p text:style-name="P36">Pachet adaugat cu succes</text:p>
          </table:table-cell>
          <table:table-cell table:style-name="Table16.C2" office:value-type="string">
            <text:p text:style-name="P36">Tiparirea mesajului de succes</text:p>
          </table:table-cell>
        </table:table-row>
        <table:table-row table:style-name="TableLine94636310526736">
          <table:table-cell table:style-name="Table16.A2" office:value-type="string">
            <text:p text:style-name="P55">ui_pachet_sfarsit(</text:p>
            <text:p text:style-name="P55"><text:span text:style-name="T6">11,1</text:span><text:span text:style-name="T5">2</text:span><text:span text:style-name="T6">,2022</text:span>)</text:p>
          </table:table-cell>
          <table:table-cell table:style-name="Table16.A2" office:value-type="string">
            <text:p text:style-name="P54"/>
          </table:table-cell>
          <table:table-cell table:style-name="Table16.C2" office:value-type="string">
            <text:p text:style-name="P45">Apelarea functiei</text:p>
          </table:table-cell>
        </table:table-row>
      </table:table>
      <table:table table:name="Table17" table:style-name="Table17">
        <table:table-column table:style-name="Table17.A" table:number-columns-repeated="3"/>
        <table:table-row table:style-name="TableLine94636310527488">
          <table:table-cell table:style-name="Table17.A1" office:value-type="string">
            <text:p text:style-name="P68"/>
          </table:table-cell>
          <table:table-cell table:style-name="Table17.A1" office:value-type="string">
            <text:p text:style-name="P61">10,1<text:span text:style-name="T13">2</text:span>,2022,11,1<text:span text:style-name="T13">2</text:span>,2022,Dej,600</text:p>
          </table:table-cell>
          <table:table-cell table:style-name="Table17.C1" office:value-type="string">
            <text:p text:style-name="P69">Tiparirea pachetelor cu proprietatea cautata</text:p>
          </table:table-cell>
        </table:table-row>
      </table:table>
      <text:p text:style-name="P16"/>
      <text:p text:style-name="P4">Scenarii de rulare 4.1</text:p>
      <text:p text:style-name="P4"/>
      <text:p text:style-name="P4"/>
      <table:table table:name="Table5" table:style-name="Table5">
        <table:table-column table:style-name="Table5.A" table:number-columns-repeated="3"/>
        <table:table-row table:style-name="TableLine94636310532704">
          <table:table-cell table:style-name="Table5.A1" office:value-type="string">
            <text:p text:style-name="P43">Utilizator</text:p>
          </table:table-cell>
          <table:table-cell table:style-name="Table5.A1" office:value-type="string">
            <text:p text:style-name="P43">Program</text:p>
          </table:table-cell>
          <table:table-cell table:style-name="Table5.C1" office:value-type="string">
            <text:p text:style-name="P43">Descriere</text:p>
          </table:table-cell>
        </table:table-row>
        <table:table-row table:style-name="TableLine94636310540592">
          <table:table-cell table:style-name="Table5.A2" office:value-type="string">
            <text:p text:style-name="P32">10,11,2022,11,11,2022,Dej,500</text:p>
          </table:table-cell>
          <table:table-cell table:style-name="Table5.A2" office:value-type="string">
            <text:p text:style-name="P48"/>
          </table:table-cell>
          <table:table-cell table:style-name="Table5.C2" office:value-type="string">
            <text:p text:style-name="P32">Introducerea pachetului</text:p>
          </table:table-cell>
        </table:table-row>
        <table:table-row table:style-name="TableLine94636310542176"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32">Pachet adaugat cu succes</text:p>
          </table:table-cell>
          <table:table-cell table:style-name="Table5.C2" office:value-type="string">
            <text:p text:style-name="P32">Tiparirea mesajului de succes</text:p>
          </table:table-cell>
        </table:table-row>
      </table:table>
      <table:table table:name="Table6" table:style-name="Table6">
        <table:table-column table:style-name="Table6.A" table:number-columns-repeated="3"/>
        <table:table-row table:style-name="TableLine94636310542976">
          <table:table-cell table:style-name="Table6.A1" office:value-type="string">
            <text:p text:style-name="P66">print_nrOferte_cu_destinatie() </text:p>
          </table:table-cell>
          <table:table-cell table:style-name="Table6.A1" office:value-type="string">
            <text:p text:style-name="P66"/>
          </table:table-cell>
          <table:table-cell table:style-name="Table6.C1" office:value-type="string">
            <text:p text:style-name="P66">Apelarea functiei</text:p>
          </table:table-cell>
        </table:table-row>
        <text:soft-page-break/>
        <table:table-row table:style-name="TableLine94636310549200">
          <table:table-cell table:style-name="Table6.A2" office:value-type="string">
            <text:p text:style-name="P65"/>
          </table:table-cell>
          <table:table-cell table:style-name="Table6.A2" office:value-type="string">
            <text:p text:style-name="P66">1</text:p>
          </table:table-cell>
          <table:table-cell table:style-name="Table6.C2" office:value-type="string">
            <text:p text:style-name="P66">Afisarea numarului cautat</text:p>
          </table:table-cell>
        </table:table-row>
      </table:table>
      <text:p text:style-name="P23"/>
      <text:p text:style-name="P24">Scenarii de rulare 4.2</text:p>
      <text:p text:style-name="P25"/>
      <table:table table:name="Table18" table:style-name="Table18">
        <table:table-column table:style-name="Table18.A" table:number-columns-repeated="3"/>
        <table:table-row table:style-name="TableLine94636310551968">
          <table:table-cell table:style-name="Table18.A1" office:value-type="string">
            <text:p text:style-name="P46">Utilizator</text:p>
          </table:table-cell>
          <table:table-cell table:style-name="Table18.A1" office:value-type="string">
            <text:p text:style-name="P46">Program</text:p>
          </table:table-cell>
          <table:table-cell table:style-name="Table18.C1" office:value-type="string">
            <text:p text:style-name="P46">Descriere</text:p>
          </table:table-cell>
        </table:table-row>
        <table:table-row table:style-name="TableLine94636310574752">
          <table:table-cell table:style-name="Table18.A2" office:value-type="string">
            <text:p text:style-name="P37">10,11,2022,11,11,2022,Dej,500</text:p>
          </table:table-cell>
          <table:table-cell table:style-name="Table18.A2" office:value-type="string">
            <text:p text:style-name="P57"/>
          </table:table-cell>
          <table:table-cell table:style-name="Table18.C2" office:value-type="string">
            <text:p text:style-name="P37">Introducerea pachetului</text:p>
          </table:table-cell>
        </table:table-row>
        <table:table-row table:style-name="TableLine94636310576208">
          <table:table-cell table:style-name="Table18.A2" office:value-type="string">
            <text:p text:style-name="P57"/>
          </table:table-cell>
          <table:table-cell table:style-name="Table18.A2" office:value-type="string">
            <text:p text:style-name="P37">Pachet adaugat cu succes</text:p>
          </table:table-cell>
          <table:table-cell table:style-name="Table18.C2" office:value-type="string">
            <text:p text:style-name="P37">Tiparirea mesajului de succes</text:p>
          </table:table-cell>
        </table:table-row>
        <table:table-row table:style-name="TableLine94636310577008">
          <table:table-cell table:style-name="Table18.A2" office:value-type="string">
            <text:p text:style-name="P37">10,1<text:span text:style-name="T13">2</text:span>,2022,11,1<text:span text:style-name="T13">2</text:span>,2022,Dej,600</text:p>
          </table:table-cell>
          <table:table-cell table:style-name="Table18.A2" office:value-type="string">
            <text:p text:style-name="P57"/>
          </table:table-cell>
          <table:table-cell table:style-name="Table18.C2" office:value-type="string">
            <text:p text:style-name="P37">Introducerea pachetului</text:p>
          </table:table-cell>
        </table:table-row>
        <table:table-row table:style-name="TableLine94636310577856">
          <table:table-cell table:style-name="Table18.A2" office:value-type="string">
            <text:p text:style-name="P57"/>
          </table:table-cell>
          <table:table-cell table:style-name="Table18.A2" office:value-type="string">
            <text:p text:style-name="P37">Pachet adaugat cu succes</text:p>
          </table:table-cell>
          <table:table-cell table:style-name="Table18.C2" office:value-type="string">
            <text:p text:style-name="P37">Tiparirea mesajului de succes</text:p>
          </table:table-cell>
        </table:table-row>
        <table:table-row table:style-name="TableLine94636310578656">
          <table:table-cell table:style-name="Table18.A2" office:value-type="string">
            <text:p text:style-name="P56">ui_interval_sejur_<text:span text:style-name="T14">pret_crescator</text:span>(<text:span text:style-name="T6">10,1</text:span><text:span text:style-name="T7">0</text:span><text:span text:style-name="T6">,2022,11,1</text:span><text:span text:style-name="T5">2</text:span><text:span text:style-name="T6">,2022</text:span>)</text:p>
          </table:table-cell>
          <table:table-cell table:style-name="Table18.A2" office:value-type="string">
            <text:p text:style-name="P57"/>
          </table:table-cell>
          <table:table-cell table:style-name="Table18.C2" office:value-type="string">
            <text:p text:style-name="P46">Apelarea functiei</text:p>
          </table:table-cell>
        </table:table-row>
      </table:table>
      <table:table table:name="Table19" table:style-name="Table19">
        <table:table-column table:style-name="Table19.A" table:number-columns-repeated="3"/>
        <table:table-row table:style-name="TableLine94636310579408">
          <table:table-cell table:style-name="Table19.A1" office:value-type="string">
            <text:p text:style-name="P68"/>
          </table:table-cell>
          <table:table-cell table:style-name="Table19.A1" office:value-type="string">
            <text:p text:style-name="P70">{<text:span text:style-name="T11">10,11,2022,11,11,2022,Dej,500</text:span><text:span text:style-name="T10">},{</text:span><text:span text:style-name="T11">10,1</text:span><text:span text:style-name="T12">2</text:span><text:span text:style-name="T11">,2022,11,1</text:span><text:span text:style-name="T12">2</text:span><text:span text:style-name="T11">,2022,Dej,600</text:span><text:span text:style-name="T10">}</text:span></text:p>
          </table:table-cell>
          <table:table-cell table:style-name="Table19.C1" office:value-type="string">
            <text:p text:style-name="P70">Tiparirea pachetelor cu cerinta ceruta</text:p>
          </table:table-cell>
        </table:table-row>
      </table:table>
      <text:p text:style-name="P30"/>
      <text:p text:style-name="P17">Scenarii de rulare 4.3</text:p>
      <text:p text:style-name="P17"/>
      <text:p text:style-name="P14"/>
      <table:table table:name="Table7" table:style-name="Table7">
        <table:table-column table:style-name="Table7.A" table:number-columns-repeated="3"/>
        <table:table-row table:style-name="TableLine94636310588112">
          <table:table-cell table:style-name="Table7.A1" office:value-type="string">
            <text:p text:style-name="P44">Utilizator</text:p>
          </table:table-cell>
          <table:table-cell table:style-name="Table7.A1" office:value-type="string">
            <text:p text:style-name="P44">Program</text:p>
          </table:table-cell>
          <table:table-cell table:style-name="Table7.C1" office:value-type="string">
            <text:p text:style-name="P44">Descriere</text:p>
          </table:table-cell>
        </table:table-row>
        <table:table-row table:style-name="TableLine94636310582688">
          <table:table-cell table:style-name="Table7.A2" office:value-type="string">
            <text:p text:style-name="P33">10,11,2022,11,11,2022,Dej,500</text:p>
          </table:table-cell>
          <table:table-cell table:style-name="Table7.A2" office:value-type="string">
            <text:p text:style-name="P49"/>
          </table:table-cell>
          <table:table-cell table:style-name="Table7.C2" office:value-type="string">
            <text:p text:style-name="P33">Introducerea pachetului</text:p>
          </table:table-cell>
        </table:table-row>
        <table:table-row table:style-name="TableLine94636310600816"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3">Pachet adaugat cu succes</text:p>
          </table:table-cell>
          <table:table-cell table:style-name="Table7.C2" office:value-type="string">
            <text:p text:style-name="P33">Tiparirea mesajului de succes</text:p>
          </table:table-cell>
        </table:table-row>
        <table:table-row table:style-name="TableLine94636310601616">
          <table:table-cell table:style-name="Table7.A2" office:value-type="string">
            <text:p text:style-name="P33">10,11,2022,11,11,2022,Dej,600</text:p>
          </table:table-cell>
          <table:table-cell table:style-name="Table7.A2" office:value-type="string">
            <text:p text:style-name="P49"/>
          </table:table-cell>
          <table:table-cell table:style-name="Table7.C2" office:value-type="string">
            <text:p text:style-name="P33">Introducerea pachetului</text:p>
          </table:table-cell>
        </table:table-row>
        <table:table-row table:style-name="TableLine94636310602544">
          <table:table-cell table:style-name="Table7.A2" office:value-type="string">
            <text:p text:style-name="P49"/>
          </table:table-cell>
          <table:table-cell table:style-name="Table7.A2" office:value-type="string">
            <text:p text:style-name="P33">Pachet adaugat cu succes</text:p>
          </table:table-cell>
          <table:table-cell table:style-name="Table7.C2" office:value-type="string">
            <text:p text:style-name="P33">Tiparirea mesajului de succes</text:p>
          </table:table-cell>
        </table:table-row>
        <table:table-row table:style-name="TableLine94636310603584">
          <table:table-cell table:style-name="Table7.A2" office:value-type="string">
            <text:p text:style-name="P50">print_medie_pret_destinatie</text:p>
          </table:table-cell>
          <table:table-cell table:style-name="Table7.A2" office:value-type="string">
            <text:p text:style-name="P49"/>
          </table:table-cell>
          <table:table-cell table:style-name="Table7.C2" office:value-type="string">
            <text:p text:style-name="P44">Apelarea functiei</text:p>
          </table:table-cell>
        </table:table-row>
      </table:table>
      <table:table table:name="Table8" table:style-name="Table8">
        <table:table-column table:style-name="Table8.A" table:number-columns-repeated="3"/>
        <table:table-row table:style-name="TableLine94636310604688">
          <table:table-cell table:style-name="Table8.A1" office:value-type="string">
            <text:p text:style-name="P65"/>
          </table:table-cell>
          <table:table-cell table:style-name="Table8.A1" office:value-type="string">
            <text:p text:style-name="P66">500.0</text:p>
          </table:table-cell>
          <table:table-cell table:style-name="Table8.C1" office:value-type="string">
            <text:p text:style-name="P66">Afisarea mediei de pret</text:p>
          </table:table-cell>
        </table:table-row>
      </table:table>
      <text:p text:style-name="P22"/>
      <text:p text:style-name="P17"><text:soft-page-break/></text:p>
      <text:p text:style-name="P27">Scenarii de rulare 5.1</text:p>
      <text:p text:style-name="P28"/>
      <table:table table:name="Table20" table:style-name="Table20">
        <table:table-column table:style-name="Table20.A" table:number-columns-repeated="3"/>
        <table:table-row table:style-name="TableLine94636310608816">
          <table:table-cell table:style-name="Table20.A1" office:value-type="string">
            <text:p text:style-name="P47">Utilizator</text:p>
          </table:table-cell>
          <table:table-cell table:style-name="Table20.A1" office:value-type="string">
            <text:p text:style-name="P47">Program</text:p>
          </table:table-cell>
          <table:table-cell table:style-name="Table20.C1" office:value-type="string">
            <text:p text:style-name="P47">Descriere</text:p>
          </table:table-cell>
        </table:table-row>
        <table:table-row table:style-name="TableLine94636310624384">
          <table:table-cell table:style-name="Table20.A2" office:value-type="string">
            <text:p text:style-name="P38">10,11,2022,11,11,2022,Dej,500</text:p>
          </table:table-cell>
          <table:table-cell table:style-name="Table20.A2" office:value-type="string">
            <text:p text:style-name="P58"/>
          </table:table-cell>
          <table:table-cell table:style-name="Table20.C2" office:value-type="string">
            <text:p text:style-name="P38">Introducerea pachetului</text:p>
          </table:table-cell>
        </table:table-row>
        <table:table-row table:style-name="TableLine94636310626096">
          <table:table-cell table:style-name="Table20.A2" office:value-type="string">
            <text:p text:style-name="P58"/>
          </table:table-cell>
          <table:table-cell table:style-name="Table20.A2" office:value-type="string">
            <text:p text:style-name="P38">Pachet adaugat cu succes</text:p>
          </table:table-cell>
          <table:table-cell table:style-name="Table20.C2" office:value-type="string">
            <text:p text:style-name="P38">Tiparirea mesajului de succes</text:p>
          </table:table-cell>
        </table:table-row>
        <table:table-row table:style-name="TableLine94636310626896">
          <table:table-cell table:style-name="Table20.A2" office:value-type="string">
            <text:p text:style-name="P38">10,11,2022,11,11,2022,<text:span text:style-name="T15">Galati</text:span>,600</text:p>
          </table:table-cell>
          <table:table-cell table:style-name="Table20.A2" office:value-type="string">
            <text:p text:style-name="P58"/>
          </table:table-cell>
          <table:table-cell table:style-name="Table20.C2" office:value-type="string">
            <text:p text:style-name="P38">Introducerea pachetului</text:p>
          </table:table-cell>
        </table:table-row>
        <table:table-row table:style-name="TableLine94636310627824">
          <table:table-cell table:style-name="Table20.A2" office:value-type="string">
            <text:p text:style-name="P58"/>
          </table:table-cell>
          <table:table-cell table:style-name="Table20.A2" office:value-type="string">
            <text:p text:style-name="P38">Pachet adaugat cu succes</text:p>
          </table:table-cell>
          <table:table-cell table:style-name="Table20.C2" office:value-type="string">
            <text:p text:style-name="P38">Tiparirea mesajului de succes</text:p>
          </table:table-cell>
        </table:table-row>
        <table:table-row table:style-name="TableLine94636310628864">
          <table:table-cell table:style-name="Table20.A2" office:value-type="string">
            <text:p text:style-name="P64">elimina_pret_mai_mare_si_destinatie(“Galati”,550)</text:p>
          </table:table-cell>
          <table:table-cell table:style-name="Table20.A2" office:value-type="string">
            <text:p text:style-name="P58"/>
          </table:table-cell>
          <table:table-cell table:style-name="Table20.C2" office:value-type="string">
            <text:p text:style-name="P47">Apelarea functiei</text:p>
          </table:table-cell>
        </table:table-row>
      </table:table>
      <table:table table:name="Table21" table:style-name="Table21">
        <table:table-column table:style-name="Table21.A" table:number-columns-repeated="3"/>
        <table:table-row table:style-name="TableLine94636310629968">
          <table:table-cell table:style-name="Table21.A1" office:value-type="string">
            <text:p text:style-name="P68"/>
          </table:table-cell>
          <table:table-cell table:style-name="Table21.A1" office:value-type="string">
            <text:p text:style-name="P38"><text:span text:style-name="T15">{</text:span>10,11,2022,11,11,2022,Dej,500<text:span text:style-name="T15">}</text:span></text:p>
          </table:table-cell>
          <table:table-cell table:style-name="Table21.C1" office:value-type="string">
            <text:p text:style-name="P71">Tiparirea pachetului cautat</text:p>
          </table:table-cell>
        </table:table-row>
      </table:table>
      <text:p text:style-name="P26"/>
      <text:p text:style-name="P19">Scenarii de rulare 5.2</text:p>
      <text:p text:style-name="P29"/>
      <table:table table:name="Table22" table:style-name="Table22">
        <table:table-column table:style-name="Table22.A" table:number-columns-repeated="3"/>
        <table:table-row table:style-name="TableLine94636310635232">
          <table:table-cell table:style-name="Table22.A1" office:value-type="string">
            <text:p text:style-name="P47">Utilizator</text:p>
          </table:table-cell>
          <table:table-cell table:style-name="Table22.A1" office:value-type="string">
            <text:p text:style-name="P47">Program</text:p>
          </table:table-cell>
          <table:table-cell table:style-name="Table22.C1" office:value-type="string">
            <text:p text:style-name="P47">Descriere</text:p>
          </table:table-cell>
        </table:table-row>
        <table:table-row table:style-name="TableLine94636310651184">
          <table:table-cell table:style-name="Table22.A2" office:value-type="string">
            <text:p text:style-name="P38">10,11,2022,11,11,2022,Dej,500</text:p>
          </table:table-cell>
          <table:table-cell table:style-name="Table22.A2" office:value-type="string">
            <text:p text:style-name="P58"/>
          </table:table-cell>
          <table:table-cell table:style-name="Table22.C2" office:value-type="string">
            <text:p text:style-name="P38">Introducerea pachetului</text:p>
          </table:table-cell>
        </table:table-row>
        <table:table-row table:style-name="TableLine94636310652640">
          <table:table-cell table:style-name="Table22.A2" office:value-type="string">
            <text:p text:style-name="P58"/>
          </table:table-cell>
          <table:table-cell table:style-name="Table22.A2" office:value-type="string">
            <text:p text:style-name="P38">Pachet adaugat cu succes</text:p>
          </table:table-cell>
          <table:table-cell table:style-name="Table22.C2" office:value-type="string">
            <text:p text:style-name="P38">Tiparirea mesajului de succes</text:p>
          </table:table-cell>
        </table:table-row>
        <table:table-row table:style-name="TableLine94636310653440">
          <table:table-cell table:style-name="Table22.A2" office:value-type="string">
            <text:p text:style-name="P38">10,11,2022,11,1<text:span text:style-name="T15">2</text:span>,2022,<text:span text:style-name="T15">Galati</text:span>,600</text:p>
          </table:table-cell>
          <table:table-cell table:style-name="Table22.A2" office:value-type="string">
            <text:p text:style-name="P58"/>
          </table:table-cell>
          <table:table-cell table:style-name="Table22.C2" office:value-type="string">
            <text:p text:style-name="P38">Introducerea pachetului</text:p>
          </table:table-cell>
        </table:table-row>
        <table:table-row table:style-name="TableLine94636310654368">
          <table:table-cell table:style-name="Table22.A2" office:value-type="string">
            <text:p text:style-name="P58"/>
          </table:table-cell>
          <table:table-cell table:style-name="Table22.A2" office:value-type="string">
            <text:p text:style-name="P38">Pachet adaugat cu succes</text:p>
          </table:table-cell>
          <table:table-cell table:style-name="Table22.C2" office:value-type="string">
            <text:p text:style-name="P38">Tiparirea mesajului de succes</text:p>
          </table:table-cell>
        </table:table-row>
        <table:table-row table:style-name="TableLine94636310655408">
          <table:table-cell table:style-name="Table22.A2" office:value-type="string">
            <text:p text:style-name="P64">elimina_cu_luna(12)</text:p>
          </table:table-cell>
          <table:table-cell table:style-name="Table22.A2" office:value-type="string">
            <text:p text:style-name="P58"/>
          </table:table-cell>
          <table:table-cell table:style-name="Table22.C2" office:value-type="string">
            <text:p text:style-name="P47">Apelarea functiei</text:p>
          </table:table-cell>
        </table:table-row>
      </table:table>
      <table:table table:name="Table23" table:style-name="Table23">
        <table:table-column table:style-name="Table23.A" table:number-columns-repeated="3"/>
        <table:table-row table:style-name="TableLine94636310656512">
          <table:table-cell table:style-name="Table23.A1" office:value-type="string">
            <text:p text:style-name="P71"/>
          </table:table-cell>
          <table:table-cell table:style-name="Table23.A1" office:value-type="string">
            <text:p text:style-name="P38">10,11,2022,11,11,2022,Dej,500</text:p>
          </table:table-cell>
          <table:table-cell table:style-name="Table23.C1" office:value-type="string">
            <text:p text:style-name="P71">Tiparirea functiei cu proprietatea cautata</text:p>
          </table:table-cell>
        </table:table-row>
      </table:table>
      <text:p text:style-name="P18"/>
      <text:p text:style-name="P21"><text:soft-page-break/>Scenarii de rulare Undo</text:p>
      <text:p text:style-name="P21"/>
      <table:table table:name="Table25" table:style-name="Table25">
        <table:table-column table:style-name="Table25.A" table:number-columns-repeated="3"/>
        <table:table-row table:style-name="TableLine94636310661136">
          <table:table-cell table:style-name="Table25.A1" office:value-type="string">
            <text:p text:style-name="P72">Utilizator</text:p>
          </table:table-cell>
          <table:table-cell table:style-name="Table25.A1" office:value-type="string">
            <text:p text:style-name="P72">Program</text:p>
          </table:table-cell>
          <table:table-cell table:style-name="Table25.C1" office:value-type="string">
            <text:p text:style-name="P72">Descriere</text:p>
          </table:table-cell>
        </table:table-row>
        <table:table-row table:style-name="TableLine94636310680912">
          <table:table-cell table:style-name="Table25.A2" office:value-type="string">
            <text:p text:style-name="P39">10,11,2022,11,11,2022,Dej,500</text:p>
          </table:table-cell>
          <table:table-cell table:style-name="Table25.A2" office:value-type="string">
            <text:p text:style-name="P72">Pachet adaugat cu succes</text:p>
          </table:table-cell>
          <table:table-cell table:style-name="Table25.C2" office:value-type="string">
            <text:p text:style-name="P72">Introducere pachet</text:p>
          </table:table-cell>
        </table:table-row>
        <table:table-row table:style-name="TableLine94636310682368">
          <table:table-cell table:style-name="Table25.A2" office:value-type="string">
            <text:p text:style-name="P39">10,11,2022,11,1<text:span text:style-name="T15">2</text:span>,2022,<text:span text:style-name="T15">Galati</text:span>,600</text:p>
          </table:table-cell>
          <table:table-cell table:style-name="Table25.A2" office:value-type="string">
            <text:p text:style-name="P72">Pachet adaugat cu succes</text:p>
          </table:table-cell>
          <table:table-cell table:style-name="Table25.C2" office:value-type="string">
            <text:p text:style-name="P72">Introducere pachet</text:p>
          </table:table-cell>
        </table:table-row>
        <table:table-row table:style-name="TableLine94636310683168">
          <table:table-cell table:style-name="Table25.A2" office:value-type="string">
            <text:p text:style-name="P72">print()</text:p>
          </table:table-cell>
          <table:table-cell table:style-name="Table25.A2" office:value-type="string">
            <text:p text:style-name="P72"/>
          </table:table-cell>
          <table:table-cell table:style-name="Table25.C2" office:value-type="string">
            <text:p text:style-name="P72">Verificarea listei de undo</text:p>
          </table:table-cell>
        </table:table-row>
        <table:table-row table:style-name="TableLine94636310684016">
          <table:table-cell table:style-name="Table25.A2" office:value-type="string">
            <text:p text:style-name="P72"/>
          </table:table-cell>
          <table:table-cell table:style-name="Table25.A2" office:value-type="string">
            <text:p text:style-name="P72">[],[<text:span text:style-name="T11">10,11,2022,11,11,2022,Dej,500</text:span><text:span text:style-name="T10">]</text:span></text:p>
          </table:table-cell>
          <table:table-cell table:style-name="Table25.C2" office:value-type="string">
            <text:p text:style-name="P68"/>
          </table:table-cell>
        </table:table-row>
        <table:table-row table:style-name="TableLine94636310684816">
          <table:table-cell table:style-name="Table25.A2" office:value-type="string">
            <text:p text:style-name="P72">undo()</text:p>
          </table:table-cell>
          <table:table-cell table:style-name="Table25.A2" office:value-type="string">
            <text:p text:style-name="P68"/>
          </table:table-cell>
          <table:table-cell table:style-name="Table25.C2" office:value-type="string">
            <text:p text:style-name="P68"/>
          </table:table-cell>
        </table:table-row>
        <table:table-row table:style-name="TableLine94636310685840">
          <table:table-cell table:style-name="Table25.A2" office:value-type="string">
            <text:p text:style-name="P68"/>
          </table:table-cell>
          <table:table-cell table:style-name="Table25.A2" office:value-type="string">
            <text:p text:style-name="P39"><text:span text:style-name="T17">[</text:span>10,11,2022,11,11,2022,Dej,500<text:span text:style-name="T17">]</text:span></text:p>
          </table:table-cell>
          <table:table-cell table:style-name="Table25.C2" office:value-type="string">
            <text:p text:style-name="P72">Lista dupa apelarea functiei de undo</text:p>
            <text:p text:style-name="P72"/>
          </table:table-cell>
        </table:table-row>
      </table:table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Lista de taskuri <text:span text:style-name="T16">I1</text:span></text:p>
      <text:p text:style-name="P17"/>
      <table:table table:name="Table9" table:style-name="Table9">
        <table:table-column table:style-name="Table9.A"/>
        <table:table-row table:style-name="TableLine94636310688256">
          <table:table-cell table:style-name="Table9.A1" office:value-type="string">
            <text:p text:style-name="P66">T1: Definirea datelor pt a crea un pachet de calatorie</text:p>
          </table:table-cell>
        </table:table-row>
        <table:table-row table:style-name="TableLine94636310694256">
          <table:table-cell table:style-name="Table9.A2" office:value-type="string">
            <text:p text:style-name="P66">T2: Validarea datelor introduse intr-un pachet de calatorie</text:p>
          </table:table-cell>
        </table:table-row>
        <table:table-row table:style-name="TableLine94636310695120">
          <table:table-cell table:style-name="Table9.A2" office:value-type="string">
            <text:p text:style-name="P66">T3: Crearea functiilor de test </text:p>
          </table:table-cell>
        </table:table-row>
        <table:table-row table:style-name="TableLine94636310695600">
          <table:table-cell table:style-name="Table9.A2" office:value-type="string">
            <text:p text:style-name="P66">T4: Lucrarea cu exceptiile </text:p>
          </table:table-cell>
        </table:table-row>
        <table:table-row table:style-name="TableLine94636310696160">
          <table:table-cell table:style-name="Table9.A2" office:value-type="string">
            <text:p text:style-name="P66">T5: Crearea functiilor de UI</text:p>
          </table:table-cell>
        </table:table-row>
        <table:table-row table:style-name="TableLine94636310696960">
          <table:table-cell table:style-name="Table9.A2" office:value-type="string">
            <text:p text:style-name="P66">T6: Crearea functie de start a aplicatiei</text:p>
          </table:table-cell>
        </table:table-row>
        <table:table-row table:style-name="TableLine94636310697600">
          <table:table-cell table:style-name="Table9.A2" office:value-type="string">
            <text:p text:style-name="P65"/>
          </table:table-cell>
        </table:table-row>
      </table:table>
      <text:p text:style-name="P17"/>
      <text:p text:style-name="P20">Lista de taskuri I2</text:p>
      <text:p text:style-name="P20"/>
      <table:table table:name="Table24" table:style-name="Table24">
        <table:table-column table:style-name="Table24.A"/>
        <table:table-row table:style-name="TableLine94636310699216">
          <table:table-cell table:style-name="Table24.A1" office:value-type="string">
            <text:p text:style-name="P67">T1: Integrarea consolei externe</text:p>
          </table:table-cell>
        </table:table-row>
        <table:table-row table:style-name="TableLine94636310702912">
          <table:table-cell table:style-name="Table24.A2" office:value-type="string">
            <text:p text:style-name="P67">T2: Functia de clear</text:p>
          </table:table-cell>
        </table:table-row>
        <table:table-row table:style-name="TableLine94636310703680">
          <table:table-cell table:style-name="Table24.A2" office:value-type="string">
            <text:p text:style-name="P67">T3: Implementarea functionalitatilor</text:p>
          </table:table-cell>
        </table:table-row>
      </table:table>
      <text:p text:style-name="P20"/>
      <text:p text:style-name="P75">Lista de taskuri I3</text:p>
      <table:table table:name="Table26" table:style-name="Table26">
        <table:table-column table:style-name="Table26.A"/>
        <table:table-row table:style-name="TableLine94636330015968">
          <table:table-cell table:style-name="Table26.A1" office:value-type="string">
            <text:p text:style-name="P76">T1: Implementarea functiei de undo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4T18:09:17.399607762</dc:date>
    <meta:editing-duration>PT42M47S</meta:editing-duration>
    <meta:editing-cycles>6</meta:editing-cycles>
    <meta:generator>LibreOffice/6.4.7.2$Linux_X86_64 LibreOffice_project/40$Build-2</meta:generator>
    <meta:document-statistic meta:table-count="26" meta:image-count="0" meta:object-count="0" meta:page-count="8" meta:paragraph-count="218" meta:word-count="758" meta:character-count="6281" meta:non-whitespace-character-count="5731"/>
  </office:meta>
</office:document-meta>
</file>